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193in"/>
    </style:style>
    <style:style style:name="co2" style:family="table-column">
      <style:table-column-properties fo:break-before="auto" style:column-width="0.9118in"/>
    </style:style>
    <style:style style:name="co3" style:family="table-column">
      <style:table-column-properties fo:break-before="auto" style:column-width="0.4953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4217in"/>
    </style:style>
    <style:style style:name="co6" style:family="table-column">
      <style:table-column-properties fo:break-before="auto" style:column-width="2.1161in"/>
    </style:style>
    <style:style style:name="co7" style:family="table-column">
      <style:table-column-properties fo:break-before="auto" style:column-width="4.43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key_dat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Course Element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Item Numb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sponsible Party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tai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8-26" calcext:value-type="date">
            <text:p>2025-08-2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1: Course Overview and Key Infrastruc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02" calcext:value-type="date">
            <text:p>2025-09-02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2: Tools for Reproducible Resear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09" calcext:value-type="date">
            <text:p>2025-09-09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3: Coding in R: Variables, Control Flow, Packages, Function Ca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16" calcext:value-type="date">
            <text:p>2025-09-1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4: Single Table dplyr Ver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30" calcext:value-type="date">
            <text:p>2025-09-30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5: Multi-Table dplyr Ver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07" calcext:value-type="date">
            <text:p>2025-10-07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Project Proposal Presen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6: Plotting with ggplot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28" calcext:value-type="date">
            <text:p>2025-10-2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7: Data Import and File System us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04" calcext:value-type="date">
            <text:p>2025-11-04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8: Introduction to Web Technologies &amp; Web Scrap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Mid-Semester Check-In Presen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9: Strings, Regular Expressions, and Text Process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25" calcext:value-type="date">
            <text:p>2025-11-25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10: Statistical Modeling in 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2-02" calcext:value-type="date">
            <text:p>2025-12-02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11: Interactive Tools for Data Analys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2-09" calcext:value-type="date">
            <text:p>2025-12-09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Final Project Presen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8-28" calcext:value-type="date">
            <text:p>2025-08-2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1: Topic: Course Overview and Key Infrastruc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04" calcext:value-type="date">
            <text:p>2025-09-04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2: Tools for Reproducible Resear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11" calcext:value-type="date">
            <text:p>2025-09-1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3: Coding in R: Variables, Control Flow, Packages, Function Ca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18" calcext:value-type="date">
            <text:p>2025-09-1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4: Single Table dplyr Ver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25" calcext:value-type="date">
            <text:p>2025-09-25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5: Multi-Table dplyr Ver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Project Proposal Presen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16" calcext:value-type="date">
            <text:p>2025-10-1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6: Plotting with ggplot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7: Data Import and File System us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30" calcext:value-type="date">
            <text:p>2025-10-30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8: Introduction to Web Technologies &amp; Web Scrap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Mid-Semester Check-In Presen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13" calcext:value-type="date">
            <text:p>2025-11-13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9: Strings, Regular Expressions, and Text Process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10: Statistical Modeling in 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2-04" calcext:value-type="date">
            <text:p>2025-12-04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11: Interactive Tools for Data Analys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2-11" calcext:value-type="date">
            <text:p>2025-12-1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Final Project Presen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Class</text:p>
          </table:table-cell>
          <table:table-cell office:value-type="string" calcext:value-type="string">
            <text:p>Tuesda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9-23" calcext:value-type="date">
            <text:p>2025-09-23</text:p>
          </table:table-cell>
          <table:table-cell/>
          <table:table-cell office:value-type="string" calcext:value-type="string">
            <text:p>Classes Cancelled (Rosh Hashanah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Class</text:p>
          </table:table-cell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5-10-14" calcext:value-type="date">
            <text:p>2025-10-14</text:p>
          </table:table-cell>
          <table:table-cell/>
          <table:table-cell office:value-type="string" calcext:value-type="string">
            <text:p>Conversion Day (Baruch on Monday Schedule following Columbus Da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Class</text:p>
          </table:table-cell>
          <table:table-cell office:value-type="string" calcext:value-type="string">
            <text:p>Thursda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10-02" calcext:value-type="date">
            <text:p>2025-10-02</text:p>
          </table:table-cell>
          <table:table-cell/>
          <table:table-cell office:value-type="string" calcext:value-type="string">
            <text:p>Classes Cancelled (Yom Kippu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Class</text:p>
          </table:table-cell>
          <table:table-cell office:value-type="string" calcext:value-type="string">
            <text:p>Thursda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5-11-27" calcext:value-type="date">
            <text:p>2025-11-27</text:p>
          </table:table-cell>
          <table:table-cell/>
          <table:table-cell office:value-type="string" calcext:value-type="string">
            <text:p>Classes Cancelled (Thanksgiving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 Project</text:p>
          </table:table-cell>
          <table:table-cell office:value-type="string" calcext:value-type="string">
            <text:p>Both</text:p>
          </table:table-cell>
          <table:table-cell table:number-columns-repeated="2"/>
          <table:table-cell office:value-type="string" calcext:value-type="string">
            <text:p>Instructor</text:p>
          </table:table-cell>
          <table:table-cell office:value-type="date" office:date-value="2025-09-09" calcext:value-type="date">
            <text:p>2025-09-09</text:p>
          </table:table-cell>
          <table:table-cell/>
          <table:table-cell office:value-type="string" calcext:value-type="string">
            <text:p>Course Project Description Finaliz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 Project</text:p>
          </table:table-cell>
          <table:table-cell office:value-type="string" calcext:value-type="string">
            <text:p>Both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office:value-type="date" office:date-value="2025-09-30" calcext:value-type="date">
            <text:p>2025-09-30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Team Roster Submis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 Project</text:p>
          </table:table-cell>
          <table:table-cell office:value-type="string" calcext:value-type="string">
            <text:p>Both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office:value-type="date" office:date-value="2025-12-18" calcext:value-type="date">
            <text:p>2025-12-18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Final Project Summary Repor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 Project</text:p>
          </table:table-cell>
          <table:table-cell office:value-type="string" calcext:value-type="string">
            <text:p>Both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office:value-type="date" office:date-value="2025-12-18" calcext:value-type="date">
            <text:p>2025-12-18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Final Project Individual Repor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 Project</text:p>
          </table:table-cell>
          <table:table-cell office:value-type="string" calcext:value-type="string">
            <text:p>Both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office:value-type="date" office:date-value="2025-12-18" calcext:value-type="date">
            <text:p>2025-12-18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Final Project Teammate Peer Evaluations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8-26" calcext:value-type="date">
            <text:p>2025-08-26</text:p>
          </table:table-cell>
          <table:table-cell/>
          <table:table-cell office:value-type="string" calcext:value-type="string">
            <text:p>Mini-Projec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5-09-12" calcext:value-type="date">
            <text:p>2025-09-12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structor</text:p>
          </table:table-cell>
          <table:table-cell table:formula="of:=[.F40]+3" office:value-type="date" office:date-value="2025-09-15" calcext:value-type="date">
            <text:p>2025-09-15</text:p>
          </table:table-cell>
          <table:table-cell/>
          <table:table-cell office:value-type="string" calcext:value-type="string">
            <text:p>Mini-Project Peer Feedback Assign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udent</text:p>
          </table:table-cell>
          <table:table-cell table:formula="of:=[.F41]+7" office:value-type="date" office:date-value="2025-09-22" calcext:value-type="date">
            <text:p>2025-09-22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16" calcext:value-type="date">
            <text:p>2025-09-16</text:p>
          </table:table-cell>
          <table:table-cell/>
          <table:table-cell office:value-type="string" calcext:value-type="string">
            <text:p>Mini-Projec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6-10-03" calcext:value-type="date">
            <text:p>2026-10-03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table:formula="of:=[.F44]+3" office:value-type="date" office:date-value="2026-10-06" calcext:value-type="date">
            <text:p>2026-10-06</text:p>
          </table:table-cell>
          <table:table-cell/>
          <table:table-cell office:value-type="string" calcext:value-type="string">
            <text:p>Mini-Project Peer Feedback Assign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udent</text:p>
          </table:table-cell>
          <table:table-cell table:formula="of:=[.F45]+7" office:value-type="date" office:date-value="2026-10-13" calcext:value-type="date">
            <text:p>2026-10-13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30" calcext:value-type="date">
            <text:p>2025-09-30</text:p>
          </table:table-cell>
          <table:table-cell/>
          <table:table-cell office:value-type="string" calcext:value-type="string">
            <text:p>Mini-Projec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5-10-24" calcext:value-type="date">
            <text:p>2025-10-24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table:formula="of:=[.F48]+3" office:value-type="date" office:date-value="2025-10-27" calcext:value-type="date">
            <text:p>2025-10-27</text:p>
          </table:table-cell>
          <table:table-cell/>
          <table:table-cell office:value-type="string" calcext:value-type="string">
            <text:p>Mini-Project Peer Feedback Assign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udent</text:p>
          </table:table-cell>
          <table:table-cell table:formula="of:=[.F49]+7" office:value-type="date" office:date-value="2025-11-03" calcext:value-type="date">
            <text:p>2025-11-03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21" calcext:value-type="date">
            <text:p>2025-10-21</text:p>
          </table:table-cell>
          <table:table-cell/>
          <table:table-cell office:value-type="string" calcext:value-type="string">
            <text:p>Mini-Projec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5-11-07" calcext:value-type="date">
            <text:p>2025-11-07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table:formula="of:=[.F52]+3" office:value-type="date" office:date-value="2025-11-10" calcext:value-type="date">
            <text:p>2025-11-10</text:p>
          </table:table-cell>
          <table:table-cell/>
          <table:table-cell office:value-type="string" calcext:value-type="string">
            <text:p>Mini-Project Peer Feedback Assign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</text:p>
          </table:table-cell>
          <table:table-cell table:formula="of:=[.F53]+7" office:value-type="date" office:date-value="2025-11-17" calcext:value-type="date">
            <text:p>2025-11-17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04" calcext:value-type="date">
            <text:p>2025-11-04</text:p>
          </table:table-cell>
          <table:table-cell/>
          <table:table-cell office:value-type="string" calcext:value-type="string">
            <text:p>Mini-Projec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5-11-21" calcext:value-type="date">
            <text:p>2025-11-21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table:formula="of:=[.F56]+3" office:value-type="date" office:date-value="2025-11-24" calcext:value-type="date">
            <text:p>2025-11-24</text:p>
          </table:table-cell>
          <table:table-cell/>
          <table:table-cell office:value-type="string" calcext:value-type="string">
            <text:p>Mini-Project Peer Feedback Assign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udent</text:p>
          </table:table-cell>
          <table:table-cell table:formula="of:=[.F57]+7" office:value-type="date" office:date-value="2025-12-01" calcext:value-type="date">
            <text:p>2025-12-01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59]-1;[.$C$2:.$F$15]; 4); VLOOKUP([.C59]-1;[.$C$16:.$F$29]; 4))" office:value-type="date" office:date-value="2025-08-26" calcext:value-type="date">
            <text:p>2025-08-26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60];[.$C$2:.$F$15]; 4); VLOOKUP([.C60];[.$C$16:.$F$29]; 4))-1" office:value-type="date" office:date-value="2025-09-03" calcext:value-type="date">
            <text:p>2025-09-03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61]-1;[.$C$2:.$F$15]; 4); VLOOKUP([.C61]-1;[.$C$16:.$F$29]; 4))" office:value-type="date" office:date-value="2025-09-02" calcext:value-type="date">
            <text:p>2025-09-02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62];[.$C$2:.$F$15]; 4); VLOOKUP([.C62];[.$C$16:.$F$29]; 4))-1" office:value-type="date" office:date-value="2025-09-10" calcext:value-type="date">
            <text:p>2025-09-10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63]-1;[.$C$2:.$F$15]; 4); VLOOKUP([.C63]-1;[.$C$16:.$F$29]; 4))" office:value-type="date" office:date-value="2025-09-09" calcext:value-type="date">
            <text:p>2025-09-09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64];[.$C$2:.$F$15]; 4); VLOOKUP([.C64];[.$C$16:.$F$29]; 4))-1" office:value-type="date" office:date-value="2025-09-17" calcext:value-type="date">
            <text:p>2025-09-17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65]-1;[.$C$2:.$F$15]; 4); VLOOKUP([.C65]-1;[.$C$16:.$F$29]; 4))" office:value-type="date" office:date-value="2025-09-16" calcext:value-type="date">
            <text:p>2025-09-16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66];[.$C$2:.$F$15]; 4); VLOOKUP([.C66];[.$C$16:.$F$29]; 4))-1" office:value-type="date" office:date-value="2025-09-29" calcext:value-type="date">
            <text:p>2025-09-29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67]-1;[.$C$2:.$F$15]; 4); VLOOKUP([.C67]-1;[.$C$16:.$F$29]; 4))" office:value-type="date" office:date-value="2025-10-07" calcext:value-type="date">
            <text:p>2025-10-07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68];[.$C$2:.$F$15]; 4); VLOOKUP([.C68];[.$C$16:.$F$29]; 4))-1" office:value-type="date" office:date-value="2025-10-20" calcext:value-type="date">
            <text:p>2025-10-20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69]-1;[.$C$2:.$F$15]; 4); VLOOKUP([.C69]-1;[.$C$16:.$F$29]; 4))" office:value-type="date" office:date-value="2025-10-16" calcext:value-type="date">
            <text:p>2025-10-16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70];[.$C$2:.$F$15]; 4); VLOOKUP([.C70];[.$C$16:.$F$29]; 4))-1" office:value-type="date" office:date-value="2025-10-27" calcext:value-type="date">
            <text:p>2025-10-27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71]-1;[.$C$2:.$F$15]; 4); VLOOKUP([.C71]-1;[.$C$16:.$F$29]; 4))" office:value-type="date" office:date-value="2025-10-23" calcext:value-type="date">
            <text:p>2025-10-23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72];[.$C$2:.$F$15]; 4); VLOOKUP([.C72];[.$C$16:.$F$29]; 4))-1" office:value-type="date" office:date-value="2025-11-03" calcext:value-type="date">
            <text:p>2025-11-03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73]-1;[.$C$2:.$F$15]; 4); VLOOKUP([.C73]-1;[.$C$16:.$F$29]; 4))" office:value-type="date" office:date-value="2025-11-06" calcext:value-type="date">
            <text:p>2025-11-06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74];[.$C$2:.$F$15]; 4); VLOOKUP([.C74];[.$C$16:.$F$29]; 4))-1" office:value-type="date" office:date-value="2025-11-17" calcext:value-type="date">
            <text:p>2025-11-17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75]-1;[.$C$2:.$F$15]; 4); VLOOKUP([.C75]-1;[.$C$16:.$F$29]; 4))" office:value-type="date" office:date-value="2025-11-13" calcext:value-type="date">
            <text:p>2025-11-13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76];[.$C$2:.$F$15]; 4); VLOOKUP([.C76];[.$C$16:.$F$29]; 4))-1" office:value-type="date" office:date-value="2025-11-24" calcext:value-type="date">
            <text:p>2025-11-24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77]-1;[.$C$2:.$F$15]; 4); VLOOKUP([.C77]-1;[.$C$16:.$F$29]; 4))" office:value-type="date" office:date-value="2025-11-20" calcext:value-type="date">
            <text:p>2025-11-20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78];[.$C$2:.$F$15]; 4); VLOOKUP([.C78];[.$C$16:.$F$29]; 4))-1" office:value-type="date" office:date-value="2025-12-03" calcext:value-type="date">
            <text:p>2025-12-03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key_dates.A1:key_dates.H7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 style:data-style-name="N2" text:time-value="12:54:26.82634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13T13:01:15.099207000</dc:date>
    <meta:editing-duration>PT2H18M22S</meta:editing-duration>
    <meta:editing-cycles>12</meta:editing-cycles>
    <meta:generator>LibreOffice/25.2.3.2$MacOSX_AARCH64 LibreOffice_project/bbb074479178df812d175f709636b368952c2ce3</meta:generator>
    <meta:document-statistic meta:table-count="1" meta:cell-count="513" meta:object-count="0"/>
  </office:meta>
</office:document-meta>
</file>